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5.23cm" fo:min-width="3.495cm" fo:padding-top="0.135cm" fo:padding-bottom="0.135cm" fo:padding-left="0.26cm" fo:padding-right="0.26cm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width="0.02cm" svg:stroke-color="#111111" draw:marker-start-width="0.23cm" draw:marker-end-width="0.23cm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4" style:family="graphic" style:parent-style-name="objectwithoutfill">
      <style:graphic-properties svg:stroke-color="#111111" draw:fill="none" draw:textarea-vertical-align="middle"/>
    </style:style>
    <style:style style:name="gr5" style:family="graphic" style:parent-style-name="standard">
      <style:graphic-properties svg:stroke-width="0.02cm" svg:stroke-color="#000000" draw:marker-start-width="0.23cm" draw:marker-end-width="0.23cm" draw:fill-color="#000000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66cm"/>
      <style:paragraph-properties style:writing-mode="lr-tb"/>
    </style:style>
    <style:style style:name="gr7" style:family="graphic" style:parent-style-name="objectwithoutfill">
      <style:graphic-properties svg:stroke-color="#000000" draw:marker-end="Arrow_20_large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43cm"/>
      <style:paragraph-properties style:writing-mode="lr-tb"/>
    </style:style>
    <style:style style:name="gr10" style:family="graphic" style:parent-style-name="standard">
      <style:graphic-properties svg:stroke-width="0.02cm" svg:stroke-color="#000000" draw:marker-start-width="0.235cm" draw:marker-end-width="0.235cm" draw:fill="none" draw:fill-color="#ffffff" draw:textarea-horizontal-align="justify" draw:textarea-vertical-align="middle" draw:auto-grow-height="false" fo:min-height="6.73cm" fo:min-width="8.44cm" fo:padding-top="0.135cm" fo:padding-bottom="0.135cm" fo:padding-left="0.26cm" fo:padding-right="0.2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0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729cm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45cm" draw:marker-end-width="0.245cm" draw:fill-color="#ffffff" draw:textarea-horizontal-align="justify" draw:textarea-vertical-align="middle" draw:auto-grow-height="false" fo:min-height="0.426cm" fo:min-width="0cm" fo:padding-top="0.14cm" fo:padding-bottom="0.14cm" fo:padding-left="0.265cm" fo:padding-right="0.26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6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87cm"/>
      <style:paragraph-properties style:writing-mode="lr-tb"/>
    </style:style>
    <style:style style:name="gr16" style:family="graphic" style:parent-style-name="standard">
      <style:graphic-properties draw:stroke="dash" draw:stroke-dash="Double_20_Dash" svg:stroke-width="0.01cm" svg:stroke-color="#000000" draw:marker-start-width="0.22cm" draw:marker-end-width="0.22cm" svg:stroke-linecap="butt" draw:fill="none" draw:fill-color="#ffffff" draw:textarea-horizontal-align="justify" draw:textarea-vertical-align="middle" draw:auto-grow-height="false" fo:min-height="4.74cm" fo:min-width="1.488cm" fo:padding-top="0.13cm" fo:padding-bottom="0.13cm" fo:padding-left="0.255cm" fo:padding-right="0.25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7cm"/>
      <style:paragraph-properties style:writing-mode="lr-tb"/>
    </style:style>
    <style:style style:name="gr18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style:font-name="Arial" fo:font-size="18pt"/>
    </style:style>
    <style:style style:name="P7" style:family="paragraph">
      <loext:graphic-properties draw:fill="solid" draw:fill-color="#ffffcc"/>
      <style:paragraph-properties fo:text-align="center"/>
    </style:style>
    <style:style style:name="T1" style:family="text">
      <style:text-properties style:font-name="Arial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.015cm" svg:height="5.5cm" svg:x="12cm" svg:y="2.98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cm" svg:y1="5cm" svg:x2="9.196cm" svg:y2="4.695cm">
          <text:p/>
        </draw:line>
        <draw:custom-shape draw:style-name="gr3" draw:text-style-name="P3" draw:layer="layout" svg:width="0.6cm" svg:height="0.6cm" draw:transform="rotate (1.5707963267949) translate (8.896cm 4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7.529cm" svg:y1="4cm" svg:x2="12cm" svg:y2="4cm">
          <text:p/>
        </draw:line>
        <draw:line draw:style-name="gr4" draw:text-style-name="P2" draw:layer="layout" svg:x1="8.5cm" svg:y1="4cm" svg:x2="8.5cm" svg:y2="4.5cm">
          <text:p/>
        </draw:line>
        <draw:line draw:style-name="gr4" draw:text-style-name="P2" draw:layer="layout" svg:x1="8.9cm" svg:y1="4.5cm" svg:x2="8.5cm" svg:y2="4.5cm">
          <text:p/>
        </draw:line>
        <draw:custom-shape draw:style-name="gr5" draw:text-style-name="P4" draw:layer="layout" svg:width="0.2cm" svg:height="0.2cm" svg:x="8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366cm" svg:height="0.607cm" svg:x="4.259cm" svg:y="3.393cm">
          <draw:text-box>
            <text:p text:style-name="P5"><text:span text:style-name="T1">SCL</text:span></text:p>
          </draw:text-box>
        </draw:frame>
        <draw:line draw:style-name="gr7" draw:text-style-name="P2" draw:layer="layout" svg:x1="4.486cm" svg:y1="4cm" svg:x2="7.572cm" svg:y2="4cm">
          <text:p/>
        </draw:line>
        <draw:frame draw:style-name="gr6" draw:text-style-name="P6" draw:layer="layout" svg:width="2.06cm" svg:height="0.607cm" svg:x="11.934cm" svg:y="3.693cm">
          <draw:text-box>
            <text:p text:style-name="P5"><text:span text:style-name="T1">I2C_SCL_I</text:span></text:p>
          </draw:text-box>
        </draw:frame>
        <draw:frame draw:style-name="gr8" draw:text-style-name="P6" draw:layer="layout" svg:width="1.162cm" svg:height="0.607cm" svg:x="14.514cm" svg:y="2.979cm">
          <draw:text-box>
            <text:p text:style-name="P5"><text:span text:style-name="T1">i2c.v</text:span></text:p>
          </draw:text-box>
        </draw:frame>
        <draw:frame draw:style-name="gr9" draw:text-style-name="P6" draw:layer="layout" svg:width="1.565cm" svg:height="0.607cm" svg:x="12.97cm" svg:y="2.986cm">
          <draw:text-box>
            <text:p text:style-name="P5"><text:span text:style-name="T1">U_I2Cx</text:span></text:p>
          </draw:text-box>
        </draw:frame>
        <draw:custom-shape draw:style-name="gr10" draw:text-style-name="P1" draw:layer="layout" svg:width="8.96cm" svg:height="7cm" svg:x="7.529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97cm" svg:height="0.192cm" svg:x="5.903cm" svg:y="3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7cm" svg:y1="2.5cm" svg:x2="6.3cm" svg:y2="2.5cm">
          <text:p/>
        </draw:line>
        <draw:frame draw:style-name="gr11" draw:text-style-name="P6" draw:layer="layout" svg:width="1.505cm" svg:height="0.607cm" svg:x="5.252cm" svg:y="1.915cm">
          <draw:text-box>
            <text:p text:style-name="P5"><text:span text:style-name="T1">VDDIO</text:span></text:p>
          </draw:text-box>
        </draw:frame>
        <draw:frame draw:style-name="gr12" draw:text-style-name="P6" draw:layer="layout" svg:width="2.657cm" svg:height="0.607cm" svg:x="11.9cm" svg:y="4.694cm">
          <draw:text-box>
            <text:p text:style-name="P5"><text:span text:style-name="T1">I2C_SCL_OEN</text:span></text:p>
          </draw:text-box>
        </draw:frame>
        <draw:line draw:style-name="gr4" draw:text-style-name="P2" draw:layer="layout" svg:x1="6cm" svg:y1="4cm" svg:x2="6cm" svg:y2="2.5cm">
          <text:p/>
        </draw:line>
        <draw:custom-shape draw:style-name="gr13" draw:text-style-name="P3" draw:layer="layout" svg:width="0.4cm" svg:height="0.706cm" svg:x="5.8cm" svg:y="2.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496cm" svg:y1="4.5cm" svg:x2="12cm" svg:y2="4.5cm">
          <text:p/>
        </draw:line>
        <draw:line draw:style-name="gr4" draw:text-style-name="P2" draw:layer="layout" svg:x1="9.2cm" svg:y1="5cm" svg:x2="12cm" svg:y2="5cm">
          <text:p/>
        </draw:line>
        <draw:frame draw:style-name="gr14" draw:text-style-name="P6" draw:layer="layout" svg:width="1.963cm" svg:height="0.607cm" svg:x="10.201cm" svg:y="2.101cm">
          <draw:text-box>
            <text:p text:style-name="P5"><text:span text:style-name="T1">chip_top.v</text:span></text:p>
          </draw:text-box>
        </draw:frame>
        <draw:frame draw:style-name="gr15" draw:text-style-name="P6" draw:layer="layout" svg:width="2.487cm" svg:height="0.607cm" svg:x="7.601cm" svg:y="2.101cm">
          <draw:text-box>
            <text:p text:style-name="P5"><text:span text:style-name="T1">U_CHIP_TOP</text:span></text:p>
          </draw:text-box>
        </draw:frame>
        <draw:custom-shape draw:style-name="gr16" draw:text-style-name="P1" draw:layer="layout" svg:width="1.998cm" svg:height="5cm" svg:x="8.015cm" svg:y="3.514cm">
          <text:p/>
          <draw:enhanced-geometry svg:viewBox="0 0 21600 21600" draw:type="rectangle" draw:enhanced-path="M 0 0 L 21600 0 21600 21600 0 21600 0 0 Z N"/>
        </draw:custom-shape>
        <draw:frame draw:style-name="gr17" draw:text-style-name="P6" draw:layer="layout" svg:width="1.857cm" svg:height="0.607cm" svg:x="8.156cm" svg:y="7.985cm">
          <draw:text-box>
            <text:p text:style-name="P5"><text:span text:style-name="T1">I/O Buffer</text:span></text:p>
          </draw:text-box>
        </draw:frame>
        <draw:custom-shape draw:style-name="gr3" draw:text-style-name="P3" draw:layer="layout" svg:width="0.6cm" svg:height="0.6cm" draw:transform="rotate (1.5707963267949) translate (8.897cm 4.295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2" draw:layer="layout" svg:x1="5.044cm" svg:y1="4cm" svg:x2="4.444cm" svg:y2="4cm">
          <text:p/>
        </draw:line>
        <draw:line draw:style-name="gr2" draw:text-style-name="P2" draw:layer="layout" svg:x1="9.2cm" svg:y1="7.597cm" svg:x2="9.196cm" svg:y2="7.292cm">
          <text:p/>
        </draw:line>
        <draw:custom-shape draw:style-name="gr3" draw:text-style-name="P3" draw:layer="layout" svg:width="0.6cm" svg:height="0.6cm" draw:transform="rotate (1.5707963267949) translate (8.896cm 7.39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2" draw:layer="layout" svg:x1="7.529cm" svg:y1="6.597cm" svg:x2="12cm" svg:y2="6.597cm">
          <text:p/>
        </draw:line>
        <draw:line draw:style-name="gr4" draw:text-style-name="P2" draw:layer="layout" svg:x1="8.5cm" svg:y1="6.597cm" svg:x2="8.5cm" svg:y2="7.097cm">
          <text:p/>
        </draw:line>
        <draw:line draw:style-name="gr4" draw:text-style-name="P2" draw:layer="layout" svg:x1="8.9cm" svg:y1="7.097cm" svg:x2="8.5cm" svg:y2="7.097cm">
          <text:p/>
        </draw:line>
        <draw:custom-shape draw:style-name="gr5" draw:text-style-name="P4" draw:layer="layout" svg:width="0.2cm" svg:height="0.2cm" svg:x="8.4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9.496cm" svg:y1="7.097cm" svg:x2="12cm" svg:y2="7.097cm">
          <text:p/>
        </draw:line>
        <draw:line draw:style-name="gr4" draw:text-style-name="P2" draw:layer="layout" svg:x1="9.2cm" svg:y1="7.597cm" svg:x2="12cm" svg:y2="7.597cm">
          <text:p/>
        </draw:line>
        <draw:custom-shape draw:style-name="gr3" draw:text-style-name="P3" draw:layer="layout" svg:width="0.6cm" svg:height="0.6cm" draw:transform="rotate (1.5707963267949) translate (8.897cm 6.892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366cm" svg:height="0.607cm" svg:x="4.26cm" svg:y="5.999cm">
          <draw:text-box>
            <text:p text:style-name="P5"><text:span text:style-name="T1">SDA</text:span></text:p>
          </draw:text-box>
        </draw:frame>
        <draw:line draw:style-name="gr7" draw:text-style-name="P2" draw:layer="layout" svg:x1="4.487cm" svg:y1="6.606cm" svg:x2="7.573cm" svg:y2="6.606cm">
          <text:p/>
        </draw:line>
        <draw:custom-shape draw:style-name="gr5" draw:text-style-name="P4" draw:layer="layout" svg:width="0.197cm" svg:height="0.192cm" svg:x="5.904cm" svg:y="6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701cm" svg:y1="5.106cm" svg:x2="6.301cm" svg:y2="5.106cm">
          <text:p/>
        </draw:line>
        <draw:frame draw:style-name="gr11" draw:text-style-name="P6" draw:layer="layout" svg:width="1.505cm" svg:height="0.607cm" svg:x="5.253cm" svg:y="4.521cm">
          <draw:text-box>
            <text:p text:style-name="P5"><text:span text:style-name="T1">VDDIO</text:span></text:p>
          </draw:text-box>
        </draw:frame>
        <draw:line draw:style-name="gr4" draw:text-style-name="P2" draw:layer="layout" svg:x1="6.001cm" svg:y1="6.606cm" svg:x2="6.001cm" svg:y2="5.106cm">
          <text:p/>
        </draw:line>
        <draw:custom-shape draw:style-name="gr13" draw:text-style-name="P3" draw:layer="layout" svg:width="0.4cm" svg:height="0.706cm" svg:x="5.801cm" svg:y="5.50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045cm" svg:y1="6.606cm" svg:x2="4.445cm" svg:y2="6.606cm">
          <text:p/>
        </draw:line>
        <draw:frame draw:style-name="gr6" draw:text-style-name="P6" draw:layer="layout" svg:width="2.217cm" svg:height="0.607cm" svg:x="11.934cm" svg:y="4.194cm">
          <draw:text-box>
            <text:p text:style-name="P5"><text:span text:style-name="T1">I2C_SCL_O</text:span></text:p>
          </draw:text-box>
        </draw:frame>
        <draw:frame draw:style-name="gr6" draw:text-style-name="P6" draw:layer="layout" svg:width="2.094cm" svg:height="0.607cm" svg:x="11.935cm" svg:y="6.293cm">
          <draw:text-box>
            <text:p text:style-name="P5"><text:span text:style-name="T1">I2C_SDA_I</text:span></text:p>
          </draw:text-box>
        </draw:frame>
        <draw:frame draw:style-name="gr12" draw:text-style-name="P6" draw:layer="layout" svg:width="2.691cm" svg:height="0.607cm" svg:x="11.901cm" svg:y="7.294cm">
          <draw:text-box>
            <text:p text:style-name="P5"><text:span text:style-name="T1">I2C_SDA_OEN</text:span></text:p>
          </draw:text-box>
        </draw:frame>
        <draw:frame draw:style-name="gr6" draw:text-style-name="P6" draw:layer="layout" svg:width="2.25cm" svg:height="0.607cm" svg:x="11.935cm" svg:y="6.794cm">
          <draw:text-box>
            <text:p text:style-name="P5"><text:span text:style-name="T1">I2C_SDA_O</text:span></text:p>
          </draw:text-box>
        </draw:frame>
        <draw:custom-shape draw:style-name="gr18" draw:text-style-name="P7" draw:layer="layout" svg:width="0.197cm" svg:height="0.192cm" svg:x="9.107cm" svg:y="4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197cm" svg:height="0.192cm" svg:x="9.108cm" svg:y="7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ヒラギノ角ゴシック" svg:font-family="ヒラギノ角ゴシック" style:font-family-generic="system" style:font-pitch="variable"/>
    <style:font-face style:name="游ゴシック体" svg:font-family="游ゴシック体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20" svg:d="M0 20l10-20 10 20z"/>
    <draw:marker draw:name="Arrow_20_large" draw:display-name="Arrow large" svg:viewBox="0 0 20 40" svg:d="M0 40l10-40 10 40z"/>
    <draw:marker draw:name="線の終点_20_1" draw:display-name="線の終点 1" svg:viewBox="0 0 20 20" svg:d="M0 20l10-20 10 20z"/>
    <draw:marker draw:name="線の終点_20_2" draw:display-name="線の終点 2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0T21:48:13.557128685</meta:creation-date>
    <dc:date>2023-08-17T20:35:21.492172920</dc:date>
    <meta:editing-duration>P2DT10H59M35S</meta:editing-duration>
    <meta:editing-cycles>405</meta:editing-cycles>
    <meta:generator>LibreOffice/7.5.3.2$MacOSX_AARCH64 LibreOffice_project/9f56dff12ba03b9acd7730a5a481eea045e468f3</meta:generator>
    <meta:document-statistic meta:object-count="50"/>
  </office:meta>
</office:document-meta>
</file>